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ono" svg:font-family="Mono" style:font-family-generic="roman" style:font-pitch="variable"/>
    <style:font-face style:name="Arial" svg:font-family="Arial" style:font-family-generic="system" style:font-pitch="variable"/>
    <style:font-face style:name="Liberation Serif1" svg:font-family="'Liberation Serif'" style:font-family-generic="system" style:font-pitch="variable"/>
    <style:font-face style:name="Mono1" svg:font-family="Mono" style:font-family-generic="system" style:font-pitch="variable"/>
    <style:font-face style:name="NSimSun" svg:font-family="NSimSun" style:font-family-generic="system" style:font-pitch="variable"/>
    <style:font-face style:name="apple-system" svg:font-family="apple-system" style:font-family-generic="system" style:font-pitch="variable"/>
  </office:font-face-decls>
  <office:automatic-styles>
    <style:style style:name="P1" style:family="paragraph" style:parent-style-name="Standard">
      <style:paragraph-properties fo:margin-top="0in" fo:margin-bottom="0.139in" loext:contextual-spacing="false" fo:line-height="115%"/>
    </style:style>
    <style:style style:name="P2" style:family="paragraph" style:parent-style-name="Standard">
      <style:paragraph-properties fo:margin-top="0in" fo:margin-bottom="0.139in" loext:contextual-spacing="false" fo:line-height="115%"/>
      <style:text-properties style:font-name="Mono" fo:language="en" fo:country="none" fo:font-style="normal" fo:font-weight="normal" style:font-name-asian="Mono1" style:font-style-asian="normal" style:font-weight-asian="normal" style:font-name-complex="Mono1" style:font-style-complex="normal" style:font-weight-complex="normal"/>
    </style:style>
    <style:style style:name="P3" style:family="paragraph" style:parent-style-name="Standard">
      <style:paragraph-properties fo:margin-top="0in" fo:margin-bottom="0.139in" loext:contextual-spacing="false" fo:line-height="115%"/>
      <style:text-properties style:font-name="Mono" fo:language="en" fo:country="none" fo:font-style="normal" fo:font-weight="normal" fo:background-color="#ffff00" style:font-name-asian="Mono1" style:font-style-asian="normal" style:font-weight-asian="normal" style:font-name-complex="Mono1" style:font-style-complex="normal" style:font-weight-complex="normal"/>
    </style:style>
    <style:style style:name="P4" style:family="paragraph" style:parent-style-name="Standard">
      <style:paragraph-properties fo:margin-top="0in" fo:margin-bottom="0.139in" loext:contextual-spacing="false" fo:line-height="115%"/>
      <style:text-properties style:font-name="Mono" fo:language="en" fo:country="none" fo:font-style="normal" fo:font-weight="normal" fo:background-color="#00ff00" style:font-name-asian="Mono1" style:font-style-asian="normal" style:font-weight-asian="normal" style:font-name-complex="Mono1" style:font-style-complex="normal" style:font-weight-complex="normal"/>
    </style:style>
    <style:style style:name="P5" style:family="paragraph" style:parent-style-name="Standard">
      <style:paragraph-properties fo:margin-top="0in" fo:margin-bottom="0.139in" loext:contextual-spacing="false" fo:line-height="115%"/>
      <style:text-properties style:font-name="Mono" fo:font-style="normal" fo:font-weight="normal" style:font-name-asian="Mono1" style:font-style-asian="normal" style:font-weight-asian="normal" style:font-name-complex="Mono1" style:font-style-complex="normal" style:font-weight-complex="normal"/>
    </style:style>
    <style:style style:name="P6" style:family="paragraph" style:parent-style-name="Standard">
      <style:paragraph-properties fo:margin-top="0in" fo:margin-bottom="0.139in" loext:contextual-spacing="false" fo:line-height="115%"/>
      <style:text-properties style:font-name="Mono" fo:font-style="normal" fo:font-weight="normal" officeooo:paragraph-rsid="00066042" style:font-name-asian="Mono1" style:font-style-asian="normal" style:font-weight-asian="normal" style:font-name-complex="Mono1" style:font-style-complex="normal" style:font-weight-complex="normal"/>
    </style:style>
    <style:style style:name="P7" style:family="paragraph" style:parent-style-name="Standard">
      <style:paragraph-properties fo:margin-top="0in" fo:margin-bottom="0.139in" loext:contextual-spacing="false" fo:line-height="115%"/>
      <style:text-properties style:font-name="Mono" fo:font-style="normal" fo:font-weight="normal" style:font-style-asian="normal" style:font-weight-asian="normal" style:font-name-complex="Mono1" style:font-style-complex="normal" style:font-weight-complex="normal"/>
    </style:style>
    <style:style style:name="P8" style:family="paragraph" style:parent-style-name="Standard">
      <style:paragraph-properties fo:margin-top="0in" fo:margin-bottom="0.139in" loext:contextual-spacing="false" fo:line-height="115%"/>
      <style:text-properties style:font-name="Mono" fo:font-style="normal" fo:font-weight="normal" fo:background-color="#00ff00" style:font-name-asian="Mono1" style:font-style-asian="normal" style:font-weight-asian="normal" style:font-name-complex="Mono1" style:font-style-complex="normal" style:font-weight-complex="normal"/>
    </style:style>
    <style:style style:name="P9" style:family="paragraph" style:parent-style-name="Standard">
      <style:paragraph-properties fo:margin-top="0in" fo:margin-bottom="0.139in" loext:contextual-spacing="false" fo:line-height="115%"/>
      <style:text-properties style:font-name="Mono" fo:font-style="normal" fo:font-weight="normal" fo:background-color="#ff0000" style:font-name-asian="Mono1" style:font-style-asian="normal" style:font-weight-asian="normal" style:font-name-complex="Mono1" style:font-style-complex="normal" style:font-weight-complex="normal"/>
    </style:style>
    <style:style style:name="P10" style:family="paragraph" style:parent-style-name="Standard">
      <style:paragraph-properties fo:margin-top="0in" fo:margin-bottom="0.139in" loext:contextual-spacing="false" fo:line-height="115%"/>
      <style:text-properties style:font-name="Mono" fo:language="bg" fo:country="BG" fo:font-style="normal" fo:font-weight="normal" fo:background-color="#febdbd" style:font-name-asian="Mono1" style:font-style-asian="normal" style:font-weight-asian="normal" style:font-name-complex="Mono1" style:font-style-complex="normal" style:font-weight-complex="normal"/>
    </style:style>
    <style:style style:name="P11" style:family="paragraph" style:parent-style-name="Standard">
      <style:paragraph-properties fo:margin-top="0in" fo:margin-bottom="0.139in" loext:contextual-spacing="false" fo:line-height="115%"/>
      <style:text-properties fo:background-color="#b1b1e6"/>
    </style:style>
    <style:style style:name="P12" style:family="paragraph" style:parent-style-name="Standard">
      <style:paragraph-properties fo:margin-top="0in" fo:margin-bottom="0.139in" loext:contextual-spacing="false" fo:line-height="115%"/>
      <style:text-properties fo:color="#24292e" style:font-name="Mono" fo:font-style="normal" fo:font-weight="normal" fo:background-color="#febdbd" style:font-name-asian="Mono1" style:font-style-asian="normal" style:font-weight-asian="normal" style:font-name-complex="Mono1" style:font-style-complex="normal" style:font-weight-complex="normal"/>
    </style:style>
    <style:style style:name="P13" style:family="paragraph" style:parent-style-name="Standard" style:master-page-name="Standard">
      <style:paragraph-properties fo:margin-top="0in" fo:margin-bottom="0.139in" loext:contextual-spacing="false" fo:line-height="115%" style:page-number="auto"/>
      <style:text-properties style:font-name="Mono" fo:font-style="normal" fo:font-weight="normal" fo:background-color="#00ff00" style:font-name-asian="Mono1" style:font-style-asian="normal" style:font-weight-asian="normal" style:font-name-complex="Mono1" style:font-style-complex="normal" style:font-weight-complex="normal"/>
    </style:style>
    <style:style style:name="P14" style:family="paragraph" style:parent-style-name="Standard">
      <style:paragraph-properties fo:margin-top="0in" fo:margin-bottom="0.139in" loext:contextual-spacing="false" fo:line-height="115%"/>
      <style:text-properties style:font-name="Mono" fo:font-style="normal" fo:font-weight="normal" fo:background-color="#ffff00" style:font-name-asian="Mono1" style:font-style-asian="normal" style:font-weight-asian="normal" style:font-name-complex="Mono1" style:font-style-complex="normal" style:font-weight-complex="normal"/>
    </style:style>
    <style:style style:name="P15" style:family="paragraph" style:parent-style-name="Standard">
      <style:paragraph-properties fo:margin-top="0in" fo:margin-bottom="0.139in" loext:contextual-spacing="false" fo:line-height="115%"/>
      <style:text-properties officeooo:rsid="0007bf9a" officeooo:paragraph-rsid="0007bf9a" fo:background-color="transparent"/>
    </style:style>
    <style:style style:name="P16" style:family="paragraph" style:parent-style-name="Standard">
      <style:paragraph-properties fo:margin-top="0in" fo:margin-bottom="0.139in" loext:contextual-spacing="false" fo:line-height="115%"/>
      <style:text-properties officeooo:rsid="0009b44f" officeooo:paragraph-rsid="0009b44f" fo:background-color="transparent"/>
    </style:style>
    <style:style style:name="T1" style:family="text">
      <style:text-properties style:font-name="Mono" fo:font-style="normal" fo:font-weight="normal" style:font-name-asian="Mono1" style:font-style-asian="normal" style:font-weight-asian="normal" style:font-name-complex="Mono1" style:font-style-complex="normal" style:font-weight-complex="normal"/>
    </style:style>
    <style:style style:name="T2" style:family="text">
      <style:text-properties style:font-name="Mono" fo:font-style="normal" fo:font-weight="normal" officeooo:rsid="0007bf9a" style:font-name-asian="Mono1" style:font-style-asian="normal" style:font-weight-asian="normal" style:font-name-complex="Mono1" style:font-style-complex="normal" style:font-weight-complex="normal"/>
    </style:style>
    <style:style style:name="T3" style:family="text">
      <style:text-properties style:font-name="Mono" fo:font-style="normal" fo:font-weight="normal" fo:background-color="#ffff00" loext:char-shading-value="0" style:font-name-asian="Mono1" style:font-style-asian="normal" style:font-weight-asian="normal" style:font-name-complex="Mono1" style:font-style-complex="normal" style:font-weight-complex="normal"/>
    </style:style>
    <style:style style:name="T4" style:family="text">
      <style:text-properties style:font-name="Mono" fo:font-style="normal" fo:font-weight="normal" fo:background-color="#b1b1e6" loext:char-shading-value="0" style:font-name-asian="Mono1" style:font-style-asian="normal" style:font-weight-asian="normal" style:font-name-complex="Mono1" style:font-style-complex="normal" style:font-weight-complex="normal"/>
    </style:style>
    <style:style style:name="T5" style:family="text">
      <style:text-properties style:font-name="Mono" fo:language="en" fo:country="none" fo:font-style="normal" fo:font-weight="normal" style:font-name-asian="Mono1" style:font-style-asian="normal" style:font-weight-asian="normal" style:font-name-complex="Mono1" style:font-style-complex="normal" style:font-weight-complex="normal"/>
    </style:style>
    <style:style style:name="T6" style:family="text">
      <style:text-properties style:font-name="Mono" fo:language="en" fo:country="none" fo:font-style="normal" fo:font-weight="normal" fo:background-color="#ffff00" loext:char-shading-value="0" style:font-name-asian="Mono1" style:font-style-asian="normal" style:font-weight-asian="normal" style:font-name-complex="Mono1" style:font-style-complex="normal" style:font-weight-complex="normal"/>
    </style:style>
    <style:style style:name="T7" style:family="text">
      <style:text-properties style:font-name="Mono" fo:language="en" fo:country="none" fo:font-style="normal" fo:font-weight="normal" fo:background-color="#ff0000" loext:char-shading-value="0" style:font-name-asian="Mono1" style:font-style-asian="normal" style:font-weight-asian="normal" style:font-name-complex="Mono1" style:font-style-complex="normal" style:font-weight-complex="normal"/>
    </style:style>
    <style:style style:name="T8" style:family="text">
      <style:text-properties fo:color="#000080" style:font-name="Mono" fo:language="en" fo:country="none" fo:font-style="normal" style:text-underline-style="solid" style:text-underline-width="auto" style:text-underline-color="font-color" fo:font-weight="normal" fo:background-color="#ffff00" loext:char-shading-value="0" style:font-name-asian="Mono1" style:language-asian="zxx" style:country-asian="none" style:font-style-asian="normal" style:font-weight-asian="normal" style:font-name-complex="Mono1" style:font-style-complex="normal" style:font-weight-complex="normal"/>
    </style:style>
    <style:style style:name="T9" style:family="text">
      <style:text-properties fo:color="#000080" style:font-name="Mono" fo:font-style="normal" style:text-underline-style="solid" style:text-underline-width="auto" style:text-underline-color="font-color" fo:font-weight="normal" style:font-name-asian="Mono1" style:language-asian="zxx" style:country-asian="none" style:font-style-asian="normal" style:font-weight-asian="normal" style:font-name-complex="Mono1" style:font-style-complex="normal" style:font-weight-complex="normal"/>
    </style:style>
    <style:style style:name="T10" style:family="text">
      <style:text-properties fo:color="#000080" style:font-name="Mono" fo:language="zxx" fo:country="none" fo:font-style="normal" style:text-underline-style="solid" style:text-underline-width="auto" style:text-underline-color="font-color" fo:font-weight="normal" style:font-name-asian="Mono1" style:language-asian="zxx" style:country-asian="none" style:font-style-asian="normal" style:font-weight-asian="normal" style:font-name-complex="Mono1" style:font-style-complex="normal" style:font-weight-complex="normal"/>
    </style:style>
    <style:style style:name="T11" style:family="text">
      <style:text-properties fo:color="#24292e" style:font-name="Mono" fo:letter-spacing="normal" fo:font-style="normal" fo:font-weight="normal" fo:background-color="#b1b1e6" loext:char-shading-value="0" style:font-name-asian="Mono1" style:font-style-asian="normal" style:font-weight-asian="normal" style:font-name-complex="Mono1" style:font-style-complex="normal" style:font-weight-complex="normal"/>
    </style:style>
    <style:style style:name="T12" style:family="text">
      <style:text-properties fo:color="#24292e" style:font-name="Mono" fo:letter-spacing="normal" fo:font-style="normal" fo:font-weight="normal" fo:background-color="#b1b1e6" loext:char-shading-value="0" style:font-name-asian="apple-system" style:font-style-asian="normal" style:font-weight-asian="normal" style:font-name-complex="Mono1" style:font-style-complex="normal" style:font-weight-complex="normal"/>
    </style:style>
    <style:style style:name="T13" style:family="text">
      <style:text-properties fo:font-variant="normal" fo:text-transform="none" fo:color="#24292e" style:font-name="Mono" fo:letter-spacing="normal" fo:font-style="normal" fo:font-weight="normal" style:font-name-asian="apple-system" style:font-style-asian="normal" style:font-weight-asian="normal" style:font-name-complex="Mono1" style:font-style-complex="normal" style:font-weight-complex="normal"/>
    </style:style>
    <style:style style:name="T14" style:family="text">
      <style:text-properties fo:font-variant="normal" fo:text-transform="none" fo:color="#24292e" style:font-name="Mono" fo:letter-spacing="normal" fo:font-style="normal" fo:font-weight="normal" fo:background-color="#b1b1e6" loext:char-shading-value="0" style:font-name-asian="Mono1" style:font-style-asian="normal" style:font-weight-asian="normal" style:font-name-complex="Mono1" style:font-style-complex="normal" style:font-weight-complex="normal"/>
    </style:style>
    <style:style style:name="T15" style:family="text">
      <style:text-properties fo:font-variant="normal" fo:text-transform="none" fo:color="#24292e" style:font-name="Mono" fo:letter-spacing="normal" fo:font-style="normal" fo:font-weight="normal" fo:background-color="#b1b1e6" loext:char-shading-value="0" style:font-name-asian="apple-system" style:font-style-asian="normal" style:font-weight-asian="normal" style:font-name-complex="Mono1"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What is scope</text:p>
      <text:p text:style-name="P1"><text:span text:style-name="T1">lexing vs tokenizing </text:span><text:a xlink:type="simple" xlink:href="https://www.quora.com/Whats-the-difference-between-a-tokenizer-lexer-and-parser" text:style-name="ListLabel_20_1" text:visited-style-name="ListLabel_20_1"><text:span text:style-name="T1">https://www.quora.com/Whats-the-difference-between-a-tokenizer-lexer-and-parser</text:span></text:a></text:p>
      <text:p text:style-name="P5">Note: The details of how the engine manages system resources are deeper than we will dig, so we'll just take it for granted that the engine is able to create and store variables as needed.</text:p>
      <text:p text:style-name="P5">For JavaScript, the compilation that occurs happens, in many cases, mere microseconds (or less!) before the code is executed. To ensure the fastest performance, JS engines use all kinds of tricks (like JITs, which lazy compile and even hot re-compile, etc.) which are well beyond the "scope" of our discussion here</text:p>
      <text:p text:style-name="P1"><text:span text:style-name="T1">ES5 </text:span><text:a xlink:type="simple" xlink:href="https://www.w3schools.com/whatis/whatis_es5.asp" text:style-name="ListLabel_20_1" text:visited-style-name="ListLabel_20_1"><text:span text:style-name="T1">https://www.w3schools.com/whatis/whatis_es5.asp</text:span></text:a></text:p>
      <text:p text:style-name="P1"><text:a xlink:type="simple" xlink:href="https://en.wikipedia.org/wiki/Principle_of_least_privilege" text:style-name="ListLabel_20_2" text:visited-style-name="ListLabel_20_2"><text:span text:style-name="T3">https://en.wikipedia.org/wiki/Principle_of_least_privilege</text:span></text:a></text:p>
      <text:p text:style-name="P1"><text:a xlink:type="simple" xlink:href="https://developer.mozilla.org/en-US/docs/Web/JavaScript/Reference/Strict_mode" text:style-name="ListLabel_20_3" text:visited-style-name="ListLabel_20_3"><text:span text:style-name="T6">https://developer.mozilla.org/en-US/docs/Web/JavaScript/Reference/Strict_mode</text:span></text:a></text:p>
      <text:p text:style-name="P2"/>
      <text:p text:style-name="P4">Lexical scope</text:p>
      <text:p text:style-name="P1"><text:span text:style-name="T5">venn diagrams </text:span><text:a xlink:type="simple" xlink:href="https://en.wikipedia.org/wiki/Venn_diagram" text:style-name="ListLabel_20_4" text:visited-style-name="ListLabel_20_4"><text:span text:style-name="T5">https://en.wikipedia.org/wiki/Venn_diagram</text:span></text:a></text:p>
      <text:p text:style-name="P1"><text:span text:style-name="T5">static/dynamic code </text:span><text:a xlink:type="simple" xlink:href="https://www.veracode.com/blog/2013/12/static-testing-vs-dynamic-testing#targetText=Static%20analysis%20is%20performed%20in,a%20program%20is%20in%20operation" text:style-name="ListLabel_20_4" text:visited-style-name="ListLabel_20_4"><text:span text:style-name="T5">https://www.veracode.com/blog/2013/12/static-testing-vs-dynamic-testing#targetText=Static%20analysis%20is%20performed%20in,a%20program%20is%20in%20operation</text:span></text:a><text:span text:style-name="T5">.</text:span></text:p>
      <text:p text:style-name="P1"><text:a xlink:type="simple" xlink:href="https://stackoverflow.com/questions/12884623/static-and-dynamic-code-analysis" text:style-name="ListLabel_20_4" text:visited-style-name="ListLabel_20_4"><text:span text:style-name="T5">https://stackoverflow.com/questions/12884623/static-and-dynamic-code-analysis</text:span></text:a></text:p>
      <text:p text:style-name="P1"><text:span text:style-name="T5">how eval can be invoked indirectly </text:span><text:a xlink:type="simple" xlink:href="https://stackoverflow.com/questions/4670805/javascript-eval-on-global-scope" text:style-name="ListLabel_20_4" text:visited-style-name="ListLabel_20_4"><text:span text:style-name="T5">https://stackoverflow.com/questions/4670805/javascript-eval-on-global-scope</text:span></text:a></text:p>
      <text:p text:style-name="P1"><text:span text:style-name="T5">new Function </text:span><text:a xlink:type="simple" xlink:href="https://javascript.info/new-function" text:style-name="ListLabel_20_4" text:visited-style-name="ListLabel_20_4"><text:span text:style-name="T5">https://javascript.info/new-function</text:span></text:a></text:p>
      <text:p text:style-name="P2"/>
      <text:p text:style-name="P4">Function vs Block scope</text:p>
      <text:p text:style-name="P1"><text:span text:style-name="T5">arguments.callee </text:span><text:a xlink:type="simple" xlink:href="https://developer.mozilla.org/en-US/docs/Web/JavaScript/Reference/Functions/arguments/callee" text:style-name="ListLabel_20_4" text:visited-style-name="ListLabel_20_4"><text:span text:style-name="T5">https://developer.mozilla.org/en-US/docs/Web/JavaScript/Reference</text:span></text:a><text:soft-page-break/><text:a xlink:type="simple" xlink:href="https://developer.mozilla.org/en-US/docs/Web/JavaScript/Reference/Functions/arguments/callee" text:style-name="ListLabel_20_4" text:visited-style-name="ListLabel_20_4"><text:span text:style-name="T5">/Functions/arguments/callee</text:span></text:a></text:p>
      <text:p text:style-name="P2">Still another variation of the IIFE inverts the order of things, where the function to execute is given second, after the invocation and parameters to pass to it. This pattern is used in the UMD (Universal Module Definition) project. Some people find it a little cleaner to understand, though it is slightly more verbose.</text:p>
      <text:p text:style-name="P2">var a = 2;</text:p>
      <text:p text:style-name="P2">(function IIFE( def ){</text:p>
      <text:p text:style-name="P2"><text:tab/>def( window );</text:p>
      <text:p text:style-name="P2">})(function def( global ){</text:p>
      <text:p text:style-name="P2"><text:tab/>var a = 3;</text:p>
      <text:p text:style-name="P2"><text:tab/>console.log( a ); // 3</text:p>
      <text:p text:style-name="P2"><text:tab/>console.log( global.a ); // 2</text:p>
      <text:p text:style-name="P2">});</text:p>
      <text:p text:style-name="P1"><text:span text:style-name="T7">with.html</text:span><text:span text:style-name="T5"> undefined</text:span></text:p>
      <text:p text:style-name="P1"><text:span text:style-name="T5">try/catch exceptions </text:span><text:a xlink:type="simple" xlink:href="https://developer.mozilla.org/en-US/docs/Web/JavaScript/Reference/Statements/try...catch" text:style-name="ListLabel_20_4" text:visited-style-name="ListLabel_20_4"><text:span text:style-name="T5">https://developer.mozilla.org/en-US/docs/Web/JavaScript/Reference/Statements/try...catch</text:span></text:a></text:p>
      <text:p text:style-name="P1"><text:span text:style-name="T5">javscript expressions </text:span><text:a xlink:type="simple" xlink:href="https://developer.mozilla.org/en-US/docs/Web/JavaScript/Guide" text:style-name="ListLabel_20_4" text:visited-style-name="ListLabel_20_4"><text:span text:style-name="T5">https://developer.mozilla.org/en-US/docs/Web/JavaScript/Guide</text:span></text:a></text:p>
      <text:p text:style-name="P1"><text:span text:style-name="T5">instance of </text:span><text:a xlink:type="simple" xlink:href="https://developer.mozilla.org/en-US/docs/Web/JavaScript/Reference/Operators/instanceof" text:style-name="ListLabel_20_4" text:visited-style-name="ListLabel_20_4"><text:span text:style-name="T5">https://developer.mozilla.org/en-US/docs/Web/JavaScript/Reference/Operators/instanceof</text:span></text:a></text:p>
      <text:p text:style-name="P1"><text:span text:style-name="T5">garbage colection </text:span><text:a xlink:type="simple" xlink:href="https://javascript.info/garbage-collection" text:style-name="ListLabel_20_4" text:visited-style-name="ListLabel_20_4"><text:span text:style-name="T5">https://javascript.info/garbage-collection</text:span></text:a></text:p>
      <text:p text:style-name="P2">addEventListener()</text:p>
      <text:p text:style-name="P1"><text:a xlink:type="simple" xlink:href="https://en.wikipedia.org/wiki/Principle_of_least_privilege" text:style-name="ListLabel_20_3" text:visited-style-name="ListLabel_20_3"><text:span text:style-name="T6">https://en.wikipedia.org/wiki/Principle_of_least_privilege</text:span></text:a></text:p>
      <text:p text:style-name="P3"/>
      <text:p text:style-name="P4">Hoisting</text:p>
      <text:p text:style-name="P2"><text:soft-page-break/>function expressions</text:p>
      <text:p text:style-name="P1"><text:span text:style-name="T5">if else </text:span><text:span text:style-name="T7">function_in_block1.html</text:span><text:span text:style-name="T5"> different behaviour than this in the book</text:span></text:p>
      <text:p text:style-name="P10">най-вероятно докато са писаали книгата , V8 engine-а , конкретно за това е работил по друг начин и е hoist-вал декларираните функции от <text:s/>conditional блок-овете </text:p>
      <text:p text:style-name="P10">а в момента не го прави </text:p>
      <text:p text:style-name="P10">и заради това foo() ти гърми с грешка </text:p>
      <text:p text:style-name="P10">даже е добре ,че е така</text:p>
      <text:p text:style-name="P5"/>
      <text:p text:style-name="P4">Appendix B</text:p>
      <text:p text:style-name="P1"><text:span text:style-name="T6">traceur </text:span><text:a xlink:type="simple" xlink:href="http://google.github.io/traceur-compiler/demo/repl.html#" text:style-name="ListLabel_20_5" text:visited-style-name="ListLabel_20_5"><text:span text:style-name="T8">http://google.github.io/traceur-compiler/demo/repl.html#</text:span></text:a><text:span text:style-name="T6"> </text:span></text:p>
      <text:p text:style-name="P1"><text:span text:style-name="T7">let-er</text:span><text:span text:style-name="T6"> </text:span><text:a xlink:type="simple" xlink:href="https://github.com/getify/let-er" text:style-name="ListLabel_20_5" text:visited-style-name="ListLabel_20_5"><text:span text:style-name="T8">https://github.com/getify/let-er</text:span></text:a><text:span text:style-name="T6"> </text:span></text:p>
      <text:p text:style-name="P5">is this a real thing or the author has developed it</text:p>
      <text:p text:style-name="P12">за първи път виждам let да се ползва по подобен начин и не си го обяснявам сега , но и да е възможно не му е това идеята :D</text:p>
      <text:p text:style-name="P12">по-скоро е някакво негово проектче , което е решил да прави по някаква причина</text:p>
      <text:p text:style-name="P5"/>
      <text:p text:style-name="P8">Scope closure</text:p>
      <text:p text:style-name="P1"><text:span text:style-name="Emphasis"><text:span text:style-name="T11">There's a man behind the wizard's curtain, and we're about to see him</text:span></text:span><text:span text:style-name="T14">. No, his name is not Crockford!</text:span><text:span text:style-name="T4"> </text:span></text:p>
      <text:p text:style-name="P11"><text:span text:style-name="T13">No, closures are not even a weapon that you must learn to wield and master as Luke trained in The Force.</text:span><text:span text:style-name="T1"> </text:span></text:p>
      <text:p text:style-name="P11"><text:span text:style-name="T13">Understanding closures is like when Neo sees the Matrix for the first time.</text:span><text:span text:style-name="T1"> </text:span></text:p>
      <text:p text:style-name="P1"><text:span text:style-name="T15">While closure might technically be happening at declaration time, it is </text:span><text:span text:style-name="Emphasis"><text:span text:style-name="T12">not</text:span></text:span><text:span text:style-name="T14"> </text:span><text:span text:style-name="T15">strictly observable, and so, as they say, </text:span><text:span text:style-name="Emphasis"><text:span text:style-name="T12">it's a tree falling in the forest with no one around to hear it.</text:span></text:span><text:span text:style-name="T4"> </text:span></text:p>
      <text:p text:style-name="P7"><text:soft-page-break/></text:p>
      <text:p text:style-name="P1"><text:span text:style-name="T1">Settimeout implementation working </text:span><text:a xlink:type="simple" xlink:href="https://stackoverflow.com/questions/739847/how-is-settimeout-implemented-in-the-javascript-interpreters-or-timers-in-genera" text:style-name="ListLabel_20_6" text:visited-style-name="ListLabel_20_6"><text:span text:style-name="T9">https://stackoverflow.com/questions/739847/how-is-settimeout-implemented-in-the-javascript-interpreters-or-timers-in-genera</text:span></text:a><text:span text:style-name="T1"> </text:span></text:p>
      <text:p text:style-name="P5">() =&gt;</text:p>
      <text:p text:style-name="P5"><text:a xlink:type="simple" xlink:href="https://www.w3schools.com/js/js_function_definition.asp" text:style-name="Internet_20_link" text:visited-style-name="Visited_20_Internet_20_Link">https://www.w3schools.com/js/js_function_definition.asp</text:a> </text:p>
      <text:p text:style-name="P6">jquery</text:p>
      <text:p text:style-name="P5">$__0</text:p>
      <text:p text:style-name="P5">$__2</text:p>
      <text:p text:style-name="P9">IIFE – closure?</text:p>
      <text:p text:style-name="P1"><text:span text:style-name="T1">apply, call, bind </text:span><text:a xlink:type="simple" xlink:href="https://stackoverflow.com/questions/15455009/javascript-call-apply-vs-bind#targetText=Use%20.call()%20or%20.apply,for%20calling%20the%20original%20function." text:style-name="ListLabel_20_7" text:visited-style-name="ListLabel_20_7"><text:span text:style-name="T10">https://stackoverflow.com/questions/15455009/javascript-call-apply-vs-bind#targetText=Use%20.call()%20or%20.apply,for%20calling%20the%20original%20function.</text:span></text:a><text:span text:style-name="T1"> </text:span></text:p>
      <text:p text:style-name="P1"><text:a xlink:type="simple" xlink:href="https://www.geeksforgeeks.org/javascript-function-apply/#targetText=JavaScript%20%7C%20Function%20Apply,takes%20arguments%20as%20an%20array.&amp;targetText=Return%20Value%3A%20It%20returns%20the%20method%20values%20of%20a%20given%20function." text:style-name="Internet_20_link" text:visited-style-name="Visited_20_Internet_20_Link"><text:span text:style-name="T1">https://www.geeksforgeeks.org/javascript-function-apply/#targetText=JavaScript%20%7C%20Function%20Apply,takes%20arguments%20as%20an%20array.&amp;targetText=Return%20Value%3A%20It%20returns%20the%20method%20values%20of%20a%20given%20function.</text:span></text:a><text:span text:style-name="T1"> </text:span></text:p>
      <text:p text:style-name="P14">ES6 modules do not have an "inline" format, they must be defined in separate files (one per module). The browsers/engines have a default "module loader" (which is overridable, but that's well-beyond our discussion here) which synchronously loads a module file when it's imported.</text:p>
      <text:p text:style-name="P15"><text:span text:style-name="T1">Event handlers</text:span></text:p>
      <text:p text:style-name="P16"><text:span text:style-name="T1">import export module wtf</text:span></text:p>
      <text:p text:style-name="P16"><text:a xlink:type="simple" xlink:href="https://javascript.info/import-export" text:style-name="Internet_20_link" text:visited-style-name="Visited_20_Internet_20_Link"><text:span text:style-name="T1">https://javascript.info/import-export</text:span></text:a><text:span text:style-name="T1"> </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ono" svg:font-family="Mono" style:font-family-generic="roman" style:font-pitch="variable"/>
    <style:font-face style:name="Arial" svg:font-family="Arial" style:font-family-generic="system" style:font-pitch="variable"/>
    <style:font-face style:name="Liberation Serif1" svg:font-family="'Liberation Serif'" style:font-family-generic="system" style:font-pitch="variable"/>
    <style:font-face style:name="Mono1" svg:font-family="Mono" style:font-family-generic="system" style:font-pitch="variable"/>
    <style:font-face style:name="NSimSun" svg:font-family="NSimSun" style:font-family-generic="system" style:font-pitch="variable"/>
    <style:font-face style:name="apple-system" svg:font-family="apple-system"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style:use-window-font-color="true" style:font-name="Liberation Serif" fo:font-family="'Liberation Serif'"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paragraph-properties fo:margin-top="0in" fo:margin-bottom="0.0972in" loext:contextual-spacing="false" fo:line-height="115%"/>
    </style:style>
    <style:style style:name="Caption" style:family="paragraph" style:parent-style-name="Standard" style:default-outline-level="" style:class="extra">
      <style:paragraph-properties fo:margin-top="0.0835in" fo:margin-bottom="0.0835in" loext:contextual-spacing="false"/>
      <style:text-properties style:font-style-complex="italic"/>
    </style:style>
    <style:style style:name="Index" style:family="paragraph" style:parent-style-name="Standard" style:default-outline-level="" style:class="index"/>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style>
    <style:style style:name="Emphasis" style:family="text">
      <style:text-properties fo:font-style="italic" style:font-style-asian="italic"/>
    </style:style>
    <style:style style:name="ListLabel_20_1" style:display-name="ListLabel 1" style:family="text">
      <style:text-properties style:font-name="Mono" fo:font-family="Mono" style:font-family-generic="roman" style:font-pitch="variable" fo:font-style="normal" fo:font-weight="normal" style:font-name-asian="Mono1" style:font-family-asian="Mono" style:font-family-generic-asian="system" style:font-pitch-asian="variable" style:font-style-asian="normal" style:font-weight-asian="normal" style:font-name-complex="Mono1" style:font-family-complex="Mono" style:font-family-generic-complex="system" style:font-pitch-complex="variable" style:font-style-complex="normal" style:font-weight-complex="normal"/>
    </style:style>
    <style:style style:name="ListLabel_20_2" style:display-name="ListLabel 2" style:family="text">
      <style:text-properties style:font-name="Mono" fo:font-family="Mono" style:font-family-generic="roman" style:font-pitch="variable" fo:font-style="normal" fo:font-weight="normal" fo:background-color="#ffff00" style:font-name-asian="Mono1" style:font-family-asian="Mono" style:font-family-generic-asian="system" style:font-pitch-asian="variable" style:font-style-asian="normal" style:font-weight-asian="normal" style:font-name-complex="Mono1" style:font-family-complex="Mono" style:font-family-generic-complex="system" style:font-pitch-complex="variable" style:font-style-complex="normal" style:font-weight-complex="normal"/>
    </style:style>
    <style:style style:name="ListLabel_20_3" style:display-name="ListLabel 3" style:family="text">
      <style:text-properties style:font-name="Mono" fo:font-family="Mono" style:font-family-generic="roman" style:font-pitch="variable" fo:language="en" fo:country="none" fo:font-style="normal" fo:font-weight="normal" fo:background-color="#ffff00" style:font-name-asian="Mono1" style:font-family-asian="Mono" style:font-family-generic-asian="system" style:font-pitch-asian="variable" style:font-style-asian="normal" style:font-weight-asian="normal" style:font-name-complex="Mono1" style:font-family-complex="Mono" style:font-family-generic-complex="system" style:font-pitch-complex="variable" style:font-style-complex="normal" style:font-weight-complex="normal"/>
    </style:style>
    <style:style style:name="ListLabel_20_4" style:display-name="ListLabel 4" style:family="text">
      <style:text-properties style:font-name="Mono" fo:font-family="Mono" style:font-family-generic="roman" style:font-pitch="variable" fo:language="en" fo:country="none" fo:font-style="normal" fo:font-weight="normal" style:font-name-asian="Mono1" style:font-family-asian="Mono" style:font-family-generic-asian="system" style:font-pitch-asian="variable" style:font-style-asian="normal" style:font-weight-asian="normal" style:font-name-complex="Mono1" style:font-family-complex="Mono" style:font-family-generic-complex="system" style:font-pitch-complex="variable" style:font-style-complex="normal" style:font-weight-complex="normal"/>
    </style:style>
    <style:style style:name="ListLabel_20_5" style:display-name="ListLabel 5" style:family="text">
      <style:text-properties fo:color="#000080" style:font-name="Mono" fo:font-family="Mono" style:font-family-generic="roman" style:font-pitch="variable" fo:language="en" fo:country="none" fo:font-style="normal" style:text-underline-style="solid" style:text-underline-width="auto" style:text-underline-color="font-color" fo:font-weight="normal" fo:background-color="#ffff00" style:font-name-asian="Mono1" style:font-family-asian="Mono" style:font-family-generic-asian="system" style:font-pitch-asian="variable" style:language-asian="zxx" style:country-asian="none" style:font-style-asian="normal" style:font-weight-asian="normal" style:font-name-complex="Mono1" style:font-family-complex="Mono" style:font-family-generic-complex="system" style:font-pitch-complex="variable" style:font-style-complex="normal" style:font-weight-complex="normal"/>
    </style:style>
    <style:style style:name="ListLabel_20_6" style:display-name="ListLabel 6" style:family="text">
      <style:text-properties fo:color="#000080" style:font-name="Mono" fo:font-family="Mono" style:font-family-generic="roman" style:font-pitch="variable" fo:font-style="normal" style:text-underline-style="solid" style:text-underline-width="auto" style:text-underline-color="font-color" fo:font-weight="normal" style:font-name-asian="Mono1" style:font-family-asian="Mono" style:font-family-generic-asian="system" style:font-pitch-asian="variable" style:language-asian="zxx" style:country-asian="none" style:font-style-asian="normal" style:font-weight-asian="normal" style:font-name-complex="Mono1" style:font-family-complex="Mono" style:font-family-generic-complex="system" style:font-pitch-complex="variable" style:font-style-complex="normal" style:font-weight-complex="normal"/>
    </style:style>
    <style:style style:name="ListLabel_20_7" style:display-name="ListLabel 7" style:family="text">
      <style:text-properties fo:color="#000080" style:font-name="Mono" fo:font-family="Mono" style:font-family-generic="roman" style:font-pitch="variable" fo:language="zxx" fo:country="none" fo:font-style="normal" style:text-underline-style="solid" style:text-underline-width="auto" style:text-underline-color="font-color" fo:font-weight="normal" style:font-name-asian="Mono1" style:font-family-asian="Mono" style:font-family-generic-asian="system" style:font-pitch-asian="variable" style:language-asian="zxx" style:country-asian="none" style:font-style-asian="normal" style:font-weight-asian="normal" style:font-name-complex="Mono1" style:font-family-complex="Mono" style:font-family-generic-complex="system" style:font-pitch-complex="variable" style:font-style-complex="normal" style:font-weight-complex="norma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date>2019-09-13T15:46:07.528000000</dc:date>
    <meta:editing-duration>PT1H6M20S</meta:editing-duration>
    <meta:editing-cycles>5</meta:editing-cycles>
    <meta:generator>LibreOffice/6.3.1.2$Windows_X86_64 LibreOffice_project/b79626edf0065ac373bd1df5c28bd630b4424273</meta:generator>
    <meta:document-statistic meta:table-count="0" meta:image-count="0" meta:object-count="0" meta:page-count="4" meta:paragraph-count="62" meta:word-count="495" meta:character-count="4529" meta:non-whitespace-character-count="4076"/>
  </office:meta>
</office:document-meta>
</file>